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rsid="000b57d0" officeooo:paragraph-rsid="000b57d0" style:text-blinking="false" fo:background-color="transparent"/>
    </style:style>
    <style:style style:name="P2" style:family="paragraph" style:parent-style-name="Text_20_body">
      <style:text-properties fo:font-weight="normal"/>
    </style:style>
    <style:style style:name="P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5" style:family="paragraph" style:parent-style-name="Text_20_body">
      <style:paragraph-properties fo:margin-top="0cm" fo:margin-bottom="0cm" loext:contextual-spacing="false" fo:line-height="138%" style:writing-mode="lr-tb"/>
    </style:style>
    <style:style style:name="T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3"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6dee95b7-7fff-3531-caa3-7c00302107b5"/>CS3102 P2 Networking Presentation Script</text:p>
      <text:p text:style-name="P4">Intro</text:p>
      <text:p text:style-name="P3">The propagation of the Internet since its inception has vastly improved the way in which people communicate, transfer data, and perform everyday tasks. However, as discussed, the political, financial, and other incentives for malicious actors to exploit the Internet to extract valuable data, seize assets, cause terror, disable critical infrastructure and so on, poses a substantial threat to regular users[1]. It is therefore necessary to analyse the means in which an attacker may identify and exploit a vulnerable end system to achieve their goals.</text:p>
      <text:p text:style-name="Text_20_body"/>
      <text:p text:style-name="P4">Definition - Attack Surface</text:p>
      <text:p text:style-name="P3">In order to identify security vulnerabilities on computer systems visible on the public Internet,  it is important to be aware of the pathways from which an attacker could gain access and extract data. The Open Web Application Security Project (OWASP)[2] defines such a pathway as an “attack surface”. Detailed analyses of the attack surfaces of an application allow for  the identification of possible vulnerabilities at risk of exploitation, the ability to remediate these vulnerabilities if feasible, and the chance to evaluate the cyber security strategy in place as a whole in order for the concerned body to remain secure.</text:p>
      <text:p text:style-name="Text_20_body"/>
      <text:p text:style-name="P4">Attack Surface Analysis - Focus on Identifying Vulnerabilities (Can’t identify them if you don’t know what your attack surfaces are)</text:p>
      <text:p text:style-name="Text_20_body"/>
      <text:p text:style-name="P2"><text:line-break/><text:line-break/><text:line-break/><text:line-break/><text:line-break/></text:p>
      <text:p text:style-name="P5"><text:span text:style-name="T1">[1] </text:span><text:a xlink:type="simple" xlink:href="https://pdfs.semanticscholar.org/ba7b/234738e80b027240e9bfd837bfba61c13e17.pdf" text:style-name="Internet_20_link" text:visited-style-name="Visited_20_Internet_20_Link"><text:span text:style-name="T3">https://pdfs.semanticscholar.org/ba7b/234738e80b027240e9bfd837bfba61c13e17.pdf</text:span></text:a><text:span text:style-name="T2"> </text:span></text:p>
      <text:p text:style-name="Text_20_body"/>
      <text:p text:style-name="P5"><text:span text:style-name="T1">[2] </text:span><text:a xlink:type="simple" xlink:href="https://www.owasp.org/index.php?title=Attack_Surface_Analysis_Cheat_Sheet&amp;oldid=156006" text:style-name="Internet_20_link" text:visited-style-name="Visited_20_Internet_20_Link"><text:span text:style-name="T3">https://www.owasp.org/index.php?title=Attack_Surface_Analysis_Cheat_Sheet&amp;oldid=156006</text:span></text:a></text:p>
      <text:p text:style-name="Text_20_body"><text:line-break/></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4T20:37:18.607739623</meta:creation-date>
    <dc:date>2019-04-04T20:38:52.196030626</dc:date>
    <meta:editing-duration>PT1M34S</meta:editing-duration>
    <meta:editing-cycles>1</meta:editing-cycles>
    <meta:document-statistic meta:table-count="0" meta:image-count="0" meta:object-count="0" meta:page-count="1" meta:paragraph-count="10" meta:word-count="217" meta:character-count="1563" meta:non-whitespace-character-count="1345"/>
    <meta:generator>LibreOffice/5.1.6.2$Linux_X86_64 LibreOffice_project/10m0$Build-2</meta:generator>
  </office:meta>
</office:document-meta>
</file>